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middle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Apr17.R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Apr17.S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Apr17.T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Apr17.U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Apr17.B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Apr17.B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Apr17.B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Apr17.C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Apr17.C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Apr17.C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Apr17.D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Apr17.D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Apr17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Apr17.F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Apr17.H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Apr17.J4"/>
    </style:style>
    <style:style style:name="ce66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Apr17.AK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Apr17.AK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Apr17.AE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Apr17.AD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Apr17.AD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Apr17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Apr17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Apr17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Apr17.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Apr17.M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Apr17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Apr17.N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Apr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17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number-columns-repeated="2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44" table:default-cell-style-name="ce1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9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7">
            <text:p>Interim managers</text:p>
          </table:table-cell>
          <table:covered-table-cell/>
          <table:table-cell office:value-type="string" table:number-columns-spanned="2" table:number-rows-spanned="1" table:style-name="ce37">
            <text:p>Specialist Contractors</text:p>
          </table:table-cell>
          <table:covered-table-cell/>
          <table:table-cell office:value-type="string" table:number-columns-spanned="2" table:number-rows-spanned="1" table:style-name="ce37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6">
            <text:p>Ministerial Department</text:p>
          </table:table-cell>
          <table:table-cell office:value-type="string" table:style-name="ce59">
            <text:p>Department for International Development</text:p>
          </table:table-cell>
          <table:table-cell office:value-type="float" office:value="92" table:style-name="ce60">
            <text:p>92</text:p>
          </table:table-cell>
          <table:table-cell office:value-type="float" office:value="88.8" table:style-name="ce10">
            <text:p>88.8</text:p>
          </table:table-cell>
          <table:table-cell office:value-type="float" office:value="217" table:style-name="ce63">
            <text:p>217</text:p>
          </table:table-cell>
          <table:table-cell office:value-type="float" office:value="208.42" table:style-name="ce10">
            <text:p>208.42</text:p>
          </table:table-cell>
          <table:table-cell office:value-type="float" office:value="570" table:style-name="ce64">
            <text:p>570</text:p>
          </table:table-cell>
          <table:table-cell office:value-type="float" office:value="558.03" table:style-name="ce10">
            <text:p>558.03</text:p>
          </table:table-cell>
          <table:table-cell office:value-type="float" office:value="1225" table:style-name="ce65">
            <text:p>1225</text:p>
          </table:table-cell>
          <table:table-cell office:value-type="float" office:value="1185.92" table:style-name="ce10">
            <text:p>1185.92</text:p>
          </table:table-cell>
          <table:table-cell office:value-type="float" office:value="86" table:style-name="ce74">
            <text:p>86</text:p>
          </table:table-cell>
          <table:table-cell office:value-type="float" office:value="84.57" table:style-name="ce75">
            <text:p>84.57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190" table:style-name="ce12">
            <text:p>2,190</text:p>
          </table:table-cell>
          <table:table-cell office:value-type="float" office:value="2125.7400000000002" table:style-name="ce12">
            <text:p>2,126</text:p>
          </table:table-cell>
          <table:table-cell office:value-type="float" office:value="18" table:style-name="ce50">
            <text:p>18</text:p>
          </table:table-cell>
          <table:table-cell office:value-type="float" office:value="18" table:style-name="ce51">
            <text:p>18</text:p>
          </table:table-cell>
          <table:table-cell office:value-type="string" table:style-name="ce52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208" table:style-name="ce14">
            <text:p>2,208</text:p>
          </table:table-cell>
          <table:table-cell office:value-type="float" office:value="2143.7400000000002" table:style-name="ce14">
            <text:p>2,144</text:p>
          </table:table-cell>
          <table:table-cell office:value-type="currency" office:value="8645553.4499999993" table:style-name="ce15">
            <text:p>£8,645,553.45</text:p>
          </table:table-cell>
          <table:table-cell office:value-type="currency" office:value="39833.26" table:style-name="ce15">
            <text:p>£39,833.26</text:p>
          </table:table-cell>
          <table:table-cell office:value-type="currency" office:value="0" table:style-name="ce16">
            <text:p>£0.00</text:p>
          </table:table-cell>
          <table:table-cell office:value-type="currency" office:value="48612.53" table:style-name="ce15">
            <text:p>£48,612.53</text:p>
          </table:table-cell>
          <table:table-cell office:value-type="currency" office:value="1870468.23" table:style-name="ce15">
            <text:p>£1,870,468.23</text:p>
          </table:table-cell>
          <table:table-cell office:value-type="currency" office:value="800540.08" table:style-name="ce17">
            <text:p>£800,540.08</text:p>
          </table:table-cell>
          <table:table-cell office:value-type="currency" office:value="11405007.549999999" table:style-name="ce18">
            <text:p>£11,405,007.55</text:p>
          </table:table-cell>
          <table:table-cell office:value-type="currency" office:value="65063.870000000054" table:style-name="ce66">
            <text:p>£65,063.87</text:p>
          </table:table-cell>
          <table:table-cell office:value-type="currency" office:value="0" table:style-name="ce17">
            <text:p>£0.00</text:p>
          </table:table-cell>
          <table:table-cell office:value-type="currency" office:value="65063.870000000054" table:style-name="ce20">
            <text:p>£65,063.87</text:p>
          </table:table-cell>
          <table:table-cell office:value-type="currency" office:value="11470071.419999998" table:style-name="ce21">
            <text:p>£11,470,071.42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5">
            <text:p>Executive Non-Departmental Public Body</text:p>
          </table:table-cell>
          <table:table-cell office:value-type="string" table:style-name="ce57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4">
            <text:p>Executive Non-Departmental Public Body</text:p>
          </table:table-cell>
          <table:table-cell office:value-type="string" table:style-name="ce58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69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16384" table:style-name="ce1"/>
        </table:table-row>
        <table:table-row table:number-rows-repeated="1048102" table:style-name="ro6">
          <table:table-cell table:number-columns-repeated="16384"/>
        </table:table-row>
        <table:named-expressions>
          <table:named-range table:name="Print_Area" table:cell-range-address="Apr17.$A$1:Apr17.$AN$6" table:base-cell-address="Apr1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6-13T13:06:03Z</meta:creation-date>
    <dc:date>2017-06-13T13:06:11Z</dc:date>
  </office:meta>
</office:document-meta>
</file>